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8.7pt"/>
    </style:style>
    <style:style style:name="co2" style:family="table-column">
      <style:table-column-properties fo:break-before="auto" style:column-width="368.39pt"/>
    </style:style>
    <style:style style:name="co3" style:family="table-column">
      <style:table-column-properties fo:break-before="auto" style:column-width="98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List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UMERO CENTRALINE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OTALE</text:p>
          </table:table-cell>
          <table:table-cell table:style-name="ce2" table:formula="of:=SUM([.F6:.F24])" office:value-type="currency" office:currency="EUR" office:value="4550" calcext:value-type="currency">
            <text:p>€ 4,550.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REZZO UNITARIO</text:p>
          </table:table-cell>
          <table:table-cell table:style-name="ce2" table:formula="of:=[.B2]/[.B1]" office:value-type="currency" office:currency="EUR" office:value="151.666666666667" calcext:value-type="currency">
            <text:p>€ 151.67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RODOTTO</text:p>
          </table:table-cell>
          <table:table-cell office:value-type="string" calcext:value-type="string">
            <text:p>MODELLO</text:p>
          </table:table-cell>
          <table:table-cell office:value-type="string" calcext:value-type="string">
            <text:p>LINK</text:p>
          </table:table-cell>
          <table:table-cell table:style-name="Default" office:value-type="string" calcext:value-type="string">
            <text:p>PREZZO UNITARIO</text:p>
          </table:table-cell>
          <table:table-cell office:value-type="string" calcext:value-type="string">
            <text:p>QUANTITA’</text:p>
          </table:table-cell>
          <table:table-cell table:style-name="Default" office:value-type="string" calcext:value-type="string">
            <text:p>TOTAL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Scheda Arietta </text:p>
          </table:table-cell>
          <table:table-cell table:style-name="ce1" office:value-type="string" calcext:value-type="string">
            <text:p>ARM9 Linux Embedded Module (128MB) 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25" calcext:value-type="currency">
            <text:p>€ 25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6]*[.E6]" office:value-type="currency" office:currency="EUR" office:value="750" calcext:value-type="currency">
            <text:p>€ 750.00</text:p>
          </table:table-cell>
          <table:table-cell office:value-type="string" calcext:value-type="string">
            <text:p>Il link porta alla pagina di descrione del prodotto, per fare l’acquisot bisogna aprire il tab “Buy”</text:p>
          </table:table-cell>
        </table:table-row>
        <table:table-row table:style-name="ro2">
          <table:table-cell office:value-type="string" calcext:value-type="string">
            <text:p>Scheda SSD</text:p>
          </table:table-cell>
          <table:table-cell table:style-name="ce1" office:value-type="string" calcext:value-type="string">
            <text:p>Debian microSD 8GB industrial grade for Aria G25 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20" calcext:value-type="currency">
            <text:p>€ 20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7]*[.E7]" office:value-type="currency" office:currency="EUR" office:value="600" calcext:value-type="currency">
            <text:p>€ 600.00</text:p>
          </table:table-cell>
          <table:table-cell office:value-type="string" calcext:value-type="string">
            <text:p>Il link porta alla pagina di descrione del prodotto, per fare l’acquisot bisogna aprire il tab “Buy” e poi su “Micro Sds”</text:p>
          </table:table-cell>
        </table:table-row>
        <table:table-row table:style-name="ro1">
          <table:table-cell table:style-name="ce1" office:value-type="string" calcext:value-type="string">
            <text:p>WiFi USB module </text:p>
          </table:table-cell>
          <table:table-cell table:style-name="ce1" office:value-type="string" calcext:value-type="string">
            <text:p>RaLink RT5370N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7" calcext:value-type="currency">
            <text:p>€ 7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8]*[.E8]" office:value-type="currency" office:currency="EUR" office:value="210" calcext:value-type="currency">
            <text:p>€ 210.00</text:p>
          </table:table-cell>
          <table:table-cell office:value-type="string" calcext:value-type="string">
            <text:p>Il link porta alla pagina di descrione del prodotto, per fare l’acquisot bisogna aprire il tab “Buy” e poi su “Accessories”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table:style-name="ce1" office:value-type="string" calcext:value-type="string">
            <text:p>WiFi pcb external antenna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3.5" calcext:value-type="currency">
            <text:p>€ 3.50</text:p>
          </table:table-cell>
          <table:table-cell table:formula="of:=[.B1]" office:value-type="float" office:value="30" calcext:value-type="float">
            <text:p>30</text:p>
          </table:table-cell>
          <table:table-cell table:formula="of:=[.D9]*[.E9]" office:value-type="currency" office:currency="EUR" office:value="105" calcext:value-type="currency">
            <text:p>€ 105.00</text:p>
          </table:table-cell>
          <table:table-cell office:value-type="string" calcext:value-type="string">
            <text:p>Il link porta alla pagina di descrione del prodotto, per fare l’acquisot bisogna aprire il tab “Buy” e poi su “Accessories”</text:p>
          </table:table-cell>
        </table:table-row>
        <table:table-row table:style-name="ro1">
          <table:table-cell office:value-type="string" calcext:value-type="string">
            <text:p>Supplomento montaggio Modulo WiFI</text:p>
          </table:table-cell>
          <table:table-cell table:style-name="ce1" office:value-type="string" calcext:value-type="string">
            <text:p>WIFI-2 on Arietta G25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0.8" calcext:value-type="currency">
            <text:p>€ 0.8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0]*[.E10]" office:value-type="currency" office:currency="EUR" office:value="24" calcext:value-type="currency">
            <text:p>€ 24.00</text:p>
          </table:table-cell>
          <table:table-cell office:value-type="string" calcext:value-type="string">
            <text:p>Il link porta alla pagina di descrione del prodotto, per fare l’acquisot bisogna aprire il tab “Buy” e poi su “Accessories”</text:p>
          </table:table-cell>
        </table:table-row>
        <table:table-row table:style-name="ro1">
          <table:table-cell office:value-type="string" calcext:value-type="string">
            <text:p>Pin di conenssione di tipo “Maschio”</text:p>
          </table:table-cell>
          <table:table-cell table:style-name="ce1" office:value-type="string" calcext:value-type="string">
            <text:p>Male strip 20x2 pin pitch 2.54mm 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0.6" calcext:value-type="currency">
            <text:p>€ 0.6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1]*[.E11]" office:value-type="currency" office:currency="EUR" office:value="18" calcext:value-type="currency">
            <text:p>€ 18.00</text:p>
          </table:table-cell>
          <table:table-cell office:value-type="string" calcext:value-type="string">
            <text:p>Il link porta alla pagina di descrione del prodotto, per fare l’acquisot bisogna aprire il tab “Buy” e poi su “Accessories”</text:p>
          </table:table-cell>
        </table:table-row>
        <table:table-row table:style-name="ro1">
          <table:table-cell office:value-type="string" calcext:value-type="string">
            <text:p>Pin di conenssione di tipo “Femmina”</text:p>
          </table:table-cell>
          <table:table-cell table:style-name="ce1" office:value-type="string" calcext:value-type="string">
            <text:p>Female strip 20x2 pin pitch 2.54mm </text:p>
          </table:table-cell>
          <table:table-cell office:value-type="string" calcext:value-type="string">
            <text:p>https://www.acmesystems.it/arietta</text:p>
          </table:table-cell>
          <table:table-cell office:value-type="currency" office:currency="EUR" office:value="0.8" calcext:value-type="currency">
            <text:p>€ 0.8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2]*[.E12]" office:value-type="currency" office:currency="EUR" office:value="24" calcext:value-type="currency">
            <text:p>€ 24.00</text:p>
          </table:table-cell>
          <table:table-cell office:value-type="string" calcext:value-type="string">
            <text:p>Il link porta alla pagina di descrione del prodotto, per fare l’acquisot bisogna aprire il tab “Buy” e poi su “Accessories”</text:p>
          </table:table-cell>
        </table:table-row>
        <table:table-row table:style-name="ro1">
          <table:table-cell office:value-type="string" calcext:value-type="string">
            <text:p>Scheda Arduino</text:p>
          </table:table-cell>
          <table:table-cell office:value-type="string" calcext:value-type="string">
            <text:p>Pro Mini Modulo con Atmega328, Arduino Compatibile, 3.3 V, 8 MHz</text:p>
          </table:table-cell>
          <table:table-cell office:value-type="string" calcext:value-type="string">
            <text:p>https://www.amazon.it/Mini-Modulo-Atmega328-Arduino-Compatibile/dp/B01DUSDQQ8/ref=sr_1_3?ie=UTF8&amp;qid=1511384673&amp;sr=8-3&amp;keywords=arduino+pro+mini</text:p>
          </table:table-cell>
          <table:table-cell office:value-type="currency" office:currency="EUR" office:value="9" calcext:value-type="currency">
            <text:p>€ 9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3]*[.E13]" office:value-type="currency" office:currency="EUR" office:value="270" calcext:value-type="currency">
            <text:p>€ 270.00</text:p>
          </table:table-cell>
          <table:table-cell/>
        </table:table-row>
        <table:table-row table:style-name="ro1">
          <table:table-cell office:value-type="string" calcext:value-type="string">
            <text:p>Alimentatore</text:p>
          </table:table-cell>
          <table:table-cell office:value-type="string" calcext:value-type="string">
            <text:p>Aukru Caricabatterie 5V 3A 3000mA Micro USB Alimentatore per Raspberry Pi 3 Model B</text:p>
          </table:table-cell>
          <table:table-cell office:value-type="string" calcext:value-type="string">
            <text:p>https://www.amazon.it/Aukru-Caricabatterie-3000mA-Alimentatore-Raspberry/dp/B01566WOAG/ref=sr_1_2?s=pc&amp;ie=UTF8&amp;qid=1511384821&amp;sr=1-2&amp;keywords=alimentatore+micro+usb+5v</text:p>
          </table:table-cell>
          <table:table-cell office:value-type="currency" office:currency="EUR" office:value="9" calcext:value-type="currency">
            <text:p>€ 9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4]*[.E14]" office:value-type="currency" office:currency="EUR" office:value="270" calcext:value-type="currency">
            <text:p>€ 270.00</text:p>
          </table:table-cell>
          <table:table-cell office:value-type="string" calcext:value-type="string">
            <text:p>Se non questo modello preciso, ci vuole un modello da 5v e alemeno 2A</text:p>
          </table:table-cell>
        </table:table-row>
        <table:table-row table:style-name="ro1">
          <table:table-cell office:value-type="string" calcext:value-type="string">
            <text:p>Scatola di giunzione</text:p>
          </table:table-cell>
          <table:table-cell office:value-type="string" calcext:value-type="string">
            <text:p>Sourcingmap® 200 mm x120 mm X75 mm cavo Connect impermeabile in plastica scatola di giunzione</text:p>
          </table:table-cell>
          <table:table-cell office:value-type="string" calcext:value-type="string">
            <text:p><text:a xlink:href="https://www.amazon.it/sourcingmap®-Connect-impermeabile" xlink:type="simple">https://www.amazon.it/sourcingmap%C2%AE-Connect-impermeabile</text:a>-plastica-giunzione/dp/B00HG8DKW4/ref=sr_1_9?s=electronics&amp;ie=UTF8&amp;qid=1511386647&amp;sr=1-9&amp;keywords=scatola+di+giunzione</text:p>
          </table:table-cell>
          <table:table-cell office:value-type="currency" office:currency="EUR" office:value="13" calcext:value-type="currency">
            <text:p>€ 13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5]*[.E15]" office:value-type="currency" office:currency="EUR" office:value="390" calcext:value-type="currency">
            <text:p>€ 390.00</text:p>
          </table:table-cell>
          <table:table-cell/>
        </table:table-row>
        <table:table-row table:style-name="ro1">
          <table:table-cell office:value-type="string" calcext:value-type="string">
            <text:p>Filo di Stagno 0.5mm</text:p>
          </table:table-cell>
          <table:table-cell office:value-type="string" calcext:value-type="string">
            <text:p>SODIAL(R) filo di stagno Bobine 0,5 mm</text:p>
          </table:table-cell>
          <table:table-cell office:value-type="string" calcext:value-type="string">
            <text:p><text:a xlink:href="https://www.amazon.it/SODIAL-filo-stagno-Bobine/dp/B06XBYSR36/ref=sr_1_1?s=pc&amp;ie=UTF8&amp;qid=1511385022&amp;sr=8-1&amp;keywords=stagno+0.5+mm" xlink:type="simple">https://www.amazon.it/SODIAL-filo-stagno-Bobine/dp/B06XBYSR36/ref=sr_1_1?s=pc&amp;ie=UTF8&amp;qid=1511385022&amp;sr=8-1&amp;keywords=stagno+0.5+mm</text:a></text:p>
          </table:table-cell>
          <table:table-cell office:value-type="currency" office:currency="EUR" office:value="4" calcext:value-type="currency">
            <text:p>€ 4.00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currency" office:currency="EUR" office:value="4" calcext:value-type="currency">
            <text:p>€ 4.00</text:p>
          </table:table-cell>
          <table:table-cell/>
        </table:table-row>
        <table:table-row table:style-name="ro1">
          <table:table-cell office:value-type="string" calcext:value-type="string">
            <text:p>Filo di Stagno 1mm</text:p>
          </table:table-cell>
          <table:table-cell office:value-type="string" calcext:value-type="string">
            <text:p>Fixpoint 51066 Rotolo Stagno per Saldatura, 250 gr, Argento, Diametro 1,00 mm</text:p>
          </table:table-cell>
          <table:table-cell office:value-type="string" calcext:value-type="string">
            <text:p>https://www.amazon.it/Stagno-Saldature-ruolo-1-0-250-g-fixpoint/dp/B00R8E8QZW</text:p>
          </table:table-cell>
          <table:table-cell office:value-type="currency" office:currency="EUR" office:value="14" calcext:value-type="currency">
            <text:p>€ 14.00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currency" office:currency="EUR" office:value="14" calcext:value-type="currency">
            <text:p>€ 14.00</text:p>
          </table:table-cell>
          <table:table-cell/>
        </table:table-row>
        <table:table-row table:style-name="ro1">
          <table:table-cell office:value-type="string" calcext:value-type="string">
            <text:p>Cavi Dupont</text:p>
          </table:table-cell>
          <table:table-cell office:value-type="string" calcext:value-type="string">
            <text:p>Elegoo 120pcs 3 in 1 Kit Cavetti Jumper Filo Dupont Multicolore Wire Cavi 40 pezzi da M/ F Maschio a Femmina, 40 pezzi da Maschio a Maschio, 40 pezzi da Femmina a Femmina per Arduino UNO Raspberry Pi </text:p>
          </table:table-cell>
          <table:table-cell office:value-type="string" calcext:value-type="string">
            <text:p>https://www.amazon.it/Elegoo-Cavetti-Multicolore-Maschio-Raspberry/dp/B01N40EK6M/ref=sr_1_1?s=electronics&amp;ie=UTF8&amp;qid=1511386929&amp;sr=1-1&amp;keywords=cavi+dupont</text:p>
          </table:table-cell>
          <table:table-cell office:value-type="currency" office:currency="EUR" office:value="9" calcext:value-type="currency">
            <text:p>€ 9.00</text:p>
          </table:table-cell>
          <table:table-cell table:formula="of:=CEILING([.B1]/3)" office:value-type="float" office:value="10" calcext:value-type="float">
            <text:p>10</text:p>
          </table:table-cell>
          <table:table-cell table:formula="of:=[.D18]*[.E18]" office:value-type="currency" office:currency="EUR" office:value="90" calcext:value-type="currency">
            <text:p>€ 90.00</text:p>
          </table:table-cell>
          <table:table-cell/>
        </table:table-row>
        <table:table-row table:style-name="ro1">
          <table:table-cell office:value-type="string" calcext:value-type="string">
            <text:p>Ventola di Raffreddamento</text:p>
          </table:table-cell>
          <table:table-cell office:value-type="string" calcext:value-type="string">
            <text:p>FSY40S5M 5 V</text:p>
          </table:table-cell>
          <table:table-cell office:value-type="string" calcext:value-type="string">
            <text:p>https://www.amazon.it/FSY40S5M-2Wire-Umidificatore-Ventola-raffreddamento-ventola/dp/B01AQJ4QH2/ref=sr_1_4?s=electronics&amp;ie=UTF8&amp;qid=1511444620&amp;sr=1-4&amp;keywords=ventola+4+cm+5volt#productDetails</text:p>
          </table:table-cell>
          <table:table-cell office:value-type="currency" office:currency="EUR" office:value="5.6" calcext:value-type="currency">
            <text:p>€ 5.60</text:p>
          </table:table-cell>
          <table:table-cell table:formula="of:=[.B1]" office:value-type="float" office:value="30" calcext:value-type="float">
            <text:p>30</text:p>
          </table:table-cell>
          <table:table-cell table:formula="of:=[.D19]*[.E19]" office:value-type="currency" office:currency="EUR" office:value="168" calcext:value-type="currency">
            <text:p>€ 168.00</text:p>
          </table:table-cell>
          <table:table-cell office:value-type="string" calcext:value-type="string">
            <text:p>La ventola serve di dimensioni 4x4 con alimentazione minima 5v</text:p>
          </table:table-cell>
        </table:table-row>
        <table:table-row table:style-name="ro1">
          <table:table-cell office:value-type="string" calcext:value-type="string">
            <text:p>Sensore di Temperatura, umidità e pressione</text:p>
          </table:table-cell>
          <table:table-cell office:value-type="string" calcext:value-type="string">
            <text:p>BME280</text:p>
          </table:table-cell>
          <table:table-cell office:value-type="string" calcext:value-type="string">
            <text:p>https://www.amazon.it/Pressione-Barometrica-Breakout-Umidit%C2%A8%C2%A4-Temperatura/dp/B01GQ3T1A4/ref=sr_1_2?ie=UTF8&amp;qid=1511443826&amp;sr=8-2&amp;keywords=sensore+BME280</text:p>
          </table:table-cell>
          <table:table-cell office:value-type="currency" office:currency="EUR" office:value="10.6" calcext:value-type="currency">
            <text:p>€ 10.60</text:p>
          </table:table-cell>
          <table:table-cell table:formula="of:=[.B1]" office:value-type="float" office:value="30" calcext:value-type="float">
            <text:p>30</text:p>
          </table:table-cell>
          <table:table-cell table:formula="of:=[.D20]*[.E20]" office:value-type="currency" office:currency="EUR" office:value="318" calcext:value-type="currency">
            <text:p>€ 318.00</text:p>
          </table:table-cell>
          <table:table-cell/>
        </table:table-row>
        <table:table-row table:style-name="ro1">
          <table:table-cell office:value-type="string" calcext:value-type="string">
            <text:p>Sensore PM10</text:p>
          </table:table-cell>
          <table:table-cell office:value-type="string" calcext:value-type="string">
            <text:p>Nova PM Sensor SDS1101</text:p>
          </table:table-cell>
          <table:table-cell office:value-type="string" calcext:value-type="string">
            <text:p>https://www.amazon.it/ILS-Precision-Quality-Detection-Sensors/dp/B0769F81XS/ref=sr_1_1?s=electronics&amp;ie=UTF8&amp;qid=1511444071&amp;sr=1-1&amp;keywords=Nova+pm+sensor+sds011</text:p>
          </table:table-cell>
          <table:table-cell office:value-type="currency" office:currency="EUR" office:value="33" calcext:value-type="currency">
            <text:p>€ 33.00</text:p>
          </table:table-cell>
          <table:table-cell table:formula="of:=[.B1]" office:value-type="float" office:value="30" calcext:value-type="float">
            <text:p>30</text:p>
          </table:table-cell>
          <table:table-cell table:formula="of:=[.D21]*[.E21]" office:value-type="currency" office:currency="EUR" office:value="990" calcext:value-type="currency">
            <text:p>€ 990.00</text:p>
          </table:table-cell>
          <table:table-cell/>
        </table:table-row>
        <table:table-row table:style-name="ro1">
          <table:table-cell office:value-type="string" calcext:value-type="string">
            <text:p>Sensore per taratura</text:p>
          </table:table-cell>
          <table:table-cell office:value-type="string" calcext:value-type="string">
            <text:p>Dylos DC1100</text:p>
          </table:table-cell>
          <table:table-cell office:value-type="string" calcext:value-type="string">
            <text:p>http://dylosproducts.com/ornodcproair.html</text:p>
          </table:table-cell>
          <table:table-cell office:value-type="currency" office:currency="EUR" office:value="261" calcext:value-type="currency">
            <text:p>€ 261.00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261" calcext:value-type="currency">
            <text:p>€ 261.00</text:p>
          </table:table-cell>
          <table:table-cell/>
        </table:table-row>
        <table:table-row table:style-name="ro1">
          <table:table-cell office:value-type="string" calcext:value-type="string">
            <text:p>Sigillante per guarnizioni</text:p>
          </table:table-cell>
          <table:table-cell office:value-type="string" calcext:value-type="string">
            <text:p>151 Sigillante al Silicone</text:p>
          </table:table-cell>
          <table:table-cell office:value-type="string" calcext:value-type="string">
            <text:p>https://www.amazon.it/151-Sigillante-silicone-impermeabile-Trasparente/dp/B0036GEK9W/ref=pd_sbs_60_9?_encoding=UTF8&amp;psc=1&amp;refRID=YXNFAS9Q1RGXGBD2F07W</text:p>
          </table:table-cell>
          <table:table-cell office:value-type="currency" office:currency="EUR" office:value="10" calcext:value-type="currency">
            <text:p>€ 10.00</text:p>
          </table:table-cell>
          <table:table-cell table:formula="of:=CEILING([.B1]/15)" office:value-type="float" office:value="2" calcext:value-type="float">
            <text:p>2</text:p>
          </table:table-cell>
          <table:table-cell table:formula="of:=[.D23]*[.E23]" office:value-type="currency" office:currency="EUR" office:value="20" calcext:value-type="currency">
            <text:p>€ 20.00</text:p>
          </table:table-cell>
          <table:table-cell office:value-type="string" calcext:value-type="string">
            <text:p>Questo e’ trasparente e si puo’ usare per le parti esterne.</text:p>
          </table:table-cell>
        </table:table-row>
        <table:table-row table:style-name="ro1">
          <table:table-cell office:value-type="string" calcext:value-type="string">
            <text:p>Silicone per alta temperatura</text:p>
          </table:table-cell>
          <table:table-cell office:value-type="string" calcext:value-type="string">
            <text:p>Uhu 46735 – 80 ml</text:p>
          </table:table-cell>
          <table:table-cell office:value-type="string" calcext:value-type="string">
            <text:p>https://www.amazon.it/Uhu-46735-Silicone-alta-temperatura/dp/B008YE3ABA/ref=pd_sbs_60_2?_encoding=UTF8&amp;psc=1&amp;refRID=T3E9HDKEVN7NYHXF0M36</text:p>
          </table:table-cell>
          <table:table-cell office:value-type="currency" office:currency="EUR" office:value="12" calcext:value-type="currency">
            <text:p>€ 12.00</text:p>
          </table:table-cell>
          <table:table-cell table:formula="of:=CEILING([.B1]/15)" office:value-type="float" office:value="2" calcext:value-type="float">
            <text:p>2</text:p>
          </table:table-cell>
          <table:table-cell table:formula="of:=[.D24]*[.E24]" office:value-type="currency" office:currency="EUR" office:value="24" calcext:value-type="currency">
            <text:p>€ 24.00</text:p>
          </table:table-cell>
          <table:table-cell office:value-type="string" calcext:value-type="string">
            <text:p>Questo e’ nero e resiste ad alte temperature e va usato per la componentistica inter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1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2:35:42.061524830</meta:creation-date>
    <dc:date>2017-11-23T15:32:09.404792977</dc:date>
    <meta:editing-duration>PT2H32M48S</meta:editing-duration>
    <meta:editing-cycles>17</meta:editing-cycles>
    <meta:generator>LibreOffice/5.2.7.2$Linux_X86_64 LibreOffice_project/20m0$Build-2</meta:generator>
    <meta:document-statistic meta:table-count="1" meta:cell-count="138" meta:object-count="0"/>
  </office:meta>
</office:document-meta>
</file>